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line-height="150%"/>
      <style:text-properties style:font-name="Liberation Mono" fo:font-size="10pt" style:font-size-asian="10pt" style:font-size-complex="10pt"/>
    </style:style>
    <style:style style:name="P2" style:family="paragraph" style:parent-style-name="Standard">
      <style:text-properties officeooo:paragraph-rsid="000c30b4"/>
    </style:style>
    <style:style style:name="P3" style:family="paragraph" style:parent-style-name="Standard">
      <style:paragraph-properties fo:line-height="150%"/>
      <style:text-properties style:font-name="Liberation Mono" fo:font-size="10pt" style:font-size-asian="10pt" style:font-size-complex="10pt"/>
    </style:style>
    <style:style style:name="P4" style:family="paragraph" style:parent-style-name="Standard">
      <style:paragraph-properties fo:line-height="150%"/>
      <style:text-properties officeooo:paragraph-rsid="000c30b4"/>
    </style:style>
    <style:style style:name="T1" style:family="text">
      <style:text-properties fo:background-color="#fff200" loext:char-shading-value="0"/>
    </style:style>
    <style:style style:name="T2" style:family="text">
      <style:text-properties fo:background-color="#fff200" loext:char-shading-value="0"/>
    </style:style>
    <style:style style:name="T3" style:family="text">
      <style:text-properties style:font-name="Liberation Mono"/>
    </style:style>
    <style:style style:name="T4" style:family="text">
      <style:text-properties style:font-name="Liberation Mono" fo:font-size="10pt" style:font-size-asian="10pt" style:font-size-complex="10pt"/>
    </style:style>
    <style:style style:name="T5" style:family="text">
      <style:text-properties style:font-name="Liberation Mono" fo:font-size="10pt" fo:background-color="#fff200" loext:char-shading-value="0" style:font-size-asian="10pt" style:font-size-complex="10pt"/>
    </style:style>
    <style:style style:name="T6" style:family="text">
      <style:text-properties style:font-name="Liberation Mono" fo:font-size="10pt" fo:background-color="#fff200" loext:char-shading-value="0" style:font-size-asian="10pt" style:font-size-complex="10pt"/>
    </style:style>
    <style:style style:name="T7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8" style:family="text">
      <style:text-properties style:font-name="Liberation Mono" fo:font-size="10pt" fo:font-weight="bold" fo:background-color="#fff200" loext:char-shading-value="0" style:font-size-asian="10pt" style:font-weight-asian="bold" style:font-size-complex="10pt" style:font-weight-complex="bold"/>
    </style:style>
    <style:style style:name="T9" style:family="text">
      <style:text-properties style:font-name="Liberation Mono" fo:font-size="10pt" fo:font-weight="bold" fo:background-color="#fff200" loext:char-shading-value="0" style:font-size-asian="10pt" style:font-weight-asian="bold" style:font-size-complex="10pt" style:font-weight-complex="bold"/>
    </style:style>
    <style:style style:name="T10" style:family="text">
      <style:text-properties style:font-name="Liberation Mono" fo:font-size="12pt" fo:background-color="#fff200" loext:char-shading-value="0" style:font-size-asian="12pt" style:font-size-complex="12pt"/>
    </style:style>
    <style:style style:name="T11" style:family="text">
      <style:text-properties style:font-name="Liberation Mono" fo:font-size="12pt" style:font-size-asian="12pt" style:font-size-complex="12pt"/>
    </style:style>
    <style:style style:name="T12" style:family="text">
      <style:text-properties style:font-name="Liberation Mono" fo:background-color="#fff200" loext:char-shading-value="0"/>
    </style:style>
    <style:style style:name="T13" style:family="text">
      <style:text-properties style:font-name="Liberation Mono" fo:font-size="9pt" fo:background-color="#fff200" loext:char-shading-value="0" style:font-size-asian="9pt" style:font-size-complex="9pt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fo:background-color="#fff200" loext:char-shading-value="0" style:font-size-asian="10pt" style:font-size-complex="10pt"/>
    </style:style>
    <style:style style:name="T16" style:family="text">
      <style:text-properties fo:font-size="12pt" fo:background-color="#fff200" loext:char-shading-value="0" style:font-size-asian="12pt" style:font-size-complex="12pt"/>
    </style:style>
    <style:style style:name="T17" style:family="text">
      <style:text-properties fo:font-size="9pt" fo:background-color="#fff200" loext:char-shading-value="0" style:font-size-asian="9pt" style:font-size-complex="9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iseño de HTML con CSS</text:p>
      <text:p text:style-name="P3"/>
      <text:p text:style-name="P3">CSS describe cómo se deben mostrar los elementos HTML en la pantalla, papel u otros medios.</text:p>
      <text:p text:style-name="P3"/>
      <text:p text:style-name="P3">CSS se puede agregar a elementos HTML de 3 maneras:</text:p>
      <text:p text:style-name="P3"/>
      <text:p text:style-name="P3">En línea: mediante el uso del atributo de estilo en elementos HTML</text:p>
      <text:p text:style-name="P3">Interno: mediante el uso de un elemento de estilo en la sección del encabezado</text:p>
      <text:p text:style-name="P3">Externo: mediante el uso de un archivo CSS externo</text:p>
      <text:p text:style-name="P1"><text:span text:style-name="Strong_20_Emphasis"/></text:p>
      <text:p text:style-name="Text_20_body"><text:span text:style-name="Strong_20_Emphasis"><text:span text:style-name="T9">Inline</text:span></text:span><text:span text:style-name="T9"> - by using the style attribute in HTML elements </text:span></text:p>
      <text:p text:style-name="Text_20_body"><text:span text:style-name="Strong_20_Emphasis"><text:span text:style-name="T9">Internal</text:span></text:span><text:span text:style-name="T9"> - by using a </text:span><text:span text:style-name="Source_20_Text"><text:span text:style-name="T9">&lt;style&gt;</text:span></text:span><text:span text:style-name="T9"> element in the </text:span><text:span text:style-name="Source_20_Text"><text:span text:style-name="T9">&lt;head&gt;</text:span></text:span><text:span text:style-name="T9"> section </text:span></text:p>
      <text:p text:style-name="Text_20_body"><text:span text:style-name="Strong_20_Emphasis"><text:span text:style-name="T9">External</text:span></text:span><text:span text:style-name="T9"> - by using an external CSS file </text:span></text:p>
      <text:p text:style-name="P3"/>
      <text:p text:style-name="P3"/>
      <text:p text:style-name="P3">La forma más común de agregar CSS es mantener los estilos en archivos CSS separados. Sin embargo, aquí usaremos un estilo interno y en línea, porque es más fácil de demostrar y es más fácil para usted probarlo usted mismo.</text:p>
      <text:p text:style-name="P3"/>
      <text:p text:style-name="P3">Consejo: Puedes aprender mucho más sobre CSS en nuestro Tutorial de CSS.</text:p>
      <text:p text:style-name="P3">CSS en línea</text:p>
      <text:p text:style-name="P3"/>
      <text:p text:style-name="P3">Se utiliza un CSS en línea para aplicar un estilo único a un único elemento HTML.</text:p>
      <text:p text:style-name="P3"/>
      <text:p text:style-name="P3">Un CSS en línea utiliza el atributo de estilo de un elemento HTML.</text:p>
      <text:p text:style-name="P3"/>
      <text:p text:style-name="P3">Este ejemplo establece el color del texto del elemento h1 en azul:</text:p>
      <text:p text:style-name="P3"/>
      <text:p text:style-name="P3">CSS interno</text:p>
      <text:p text:style-name="P3"/>
      <text:p text:style-name="P3">Se utiliza un CSS interno para definir un estilo para una sola página HTML.</text:p>
      <text:p text:style-name="P3"/>
      <text:p text:style-name="P3">Un CSS interno se define en la sección de encabezado de una página HTML, dentro de un elemento de estilo:</text:p>
      <text:p text:style-name="P3"/>
      <text:p text:style-name="P3">CSS externo</text:p>
      <text:p text:style-name="P3"/>
      <text:p text:style-name="P3">Se utiliza una hoja de estilo externa para definir el estilo de muchas páginas HTML.</text:p>
      <text:p text:style-name="P3"/>
      <text:p text:style-name="P3"><text:soft-page-break/>Con una hoja de estilo externa, puede cambiar el aspecto de un sitio web completo, ¡cambiando un archivo!</text:p>
      <text:p text:style-name="P3"/>
      <text:p text:style-name="P3">Para usar una hoja de estilo externa, agregue un enlace en la sección de encabezado de la página HTML:</text:p>
      <text:p text:style-name="P3"/>
      <text:p text:style-name="P3">Se puede escribir una hoja de estilo externa en cualquier editor de texto. El archivo no debe contener ningún código HTML y debe guardarse con una extensión .css.</text:p>
      <text:p text:style-name="P3"/>
      <text:p text:style-name="P3">Así es como se ve 'styles.css':</text:p>
      <text:p text:style-name="P3"/>
      <text:p text:style-name="P3">Fuentes CSS</text:p>
      <text:p text:style-name="P3"/>
      <text:p text:style-name="P3">La propiedad de color CSS define el color del texto que se utilizará.</text:p>
      <text:p text:style-name="P3"/>
      <text:p text:style-name="P3">La propiedad de familia de fuentes CSS define la fuente que se utilizará.</text:p>
      <text:p text:style-name="P3"/>
      <text:p text:style-name="P3">La propiedad de tamaño de fuente CSS define el tamaño del texto que se utilizará.</text:p>
      <text:p text:style-name="P3"/>
      <text:p text:style-name="P3">Borde CSS</text:p>
      <text:p text:style-name="P3"/>
      <text:p text:style-name="P3">La propiedad de borde CSS define un borde alrededor de un elemento HTML:</text:p>
      <text:p text:style-name="P3"/>
      <text:p text:style-name="P3">Relleno CSS</text:p>
      <text:p text:style-name="P3"/>
      <text:p text:style-name="P3">La propiedad de relleno CSS define un relleno (espacio) entre el texto y el borde:</text:p>
      <text:p text:style-name="P3"/>
      <text:p text:style-name="P3">Margen CSS</text:p>
      <text:p text:style-name="P3"/>
      <text:p text:style-name="P3">La propiedad de margen CSS define un margen (espacio) fuera del borde:</text:p>
      <text:p text:style-name="P3"/>
      <text:p text:style-name="P3">El atributo id</text:p>
      <text:p text:style-name="P3"/>
      <text:p text:style-name="P3">Para definir un estilo específico para un elemento especial, agregue un atributo de identificación al elemento:</text:p>
      <text:p text:style-name="P3"/>
      <text:p text:style-name="P3">El atributo de clase</text:p>
      <text:p text:style-name="P3"/>
      <text:p text:style-name="P3">Para definir un estilo para tipos especiales de elementos, agregue un atributo de clase al elemento:</text:p>
      <text:p text:style-name="P3"><text:soft-page-break/></text:p>
      <text:p text:style-name="P3">Referencias externas</text:p>
      <text:p text:style-name="P3"/>
      <text:p text:style-name="P3">Se puede hacer referencia a las hojas de estilo externas con una URL completa o con una ruta relativa a la página web actual.</text:p>
      <text:p text:style-name="P3"/>
      <text:p text:style-name="P3">Este ejemplo utiliza una URL completa para vincular a una hoja de estilo:</text:p>
      <text:p text:style-name="P3"/>
      <text:p text:style-name="P3">Resumen del capítulo</text:p>
      <text:p text:style-name="P3"/>
      <text:p text:style-name="P3">Use el atributo<text:span text:style-name="T2"> style </text:span>HTML para el estilo en línea</text:p>
      <text:p text:style-name="P4"><text:span text:style-name="T4">Use el elemento</text:span><text:span text:style-name="T6"> </text:span><text:span text:style-name="Source_20_Text"><text:span text:style-name="T6">&lt;style&gt; </text:span></text:span><text:span text:style-name="T4">HTML para definir CSS interno</text:span></text:p>
      <text:p text:style-name="P4"><text:span text:style-name="T4">Use el elemento</text:span><text:span text:style-name="T6"> </text:span><text:span text:style-name="Source_20_Text"><text:span text:style-name="T6">&lt;link&gt; </text:span></text:span><text:span text:style-name="T4">HTML para referirse a un archivo CSS externo</text:span></text:p>
      <text:p text:style-name="P4"><text:span text:style-name="T4">Use el elemento</text:span><text:span text:style-name="T6"> </text:span><text:span text:style-name="Source_20_Text"><text:span text:style-name="T6">&lt;head&gt; </text:span></text:span><text:span text:style-name="T4">HTML para almacenar elementos de estilo y enlace</text:span></text:p>
      <text:p text:style-name="P4"><text:span text:style-name="T4">Use la propiedad</text:span><text:span text:style-name="T6"> </text:span><text:span text:style-name="Source_20_Text"><text:span text:style-name="T6">color </text:span></text:span><text:span text:style-name="T4">CSS para colores de texto</text:span></text:p>
      <text:p text:style-name="P4"><text:span text:style-name="T4">Utilice la propiedad</text:span><text:span text:style-name="T6"> </text:span><text:span text:style-name="Source_20_Text"><text:span text:style-name="T6">font-family </text:span></text:span><text:span text:style-name="T4">CSS para fuentes de texto</text:span></text:p>
      <text:p text:style-name="P4"><text:span text:style-name="T4">Use la propiedad</text:span><text:span text:style-name="T6"> </text:span><text:span text:style-name="Source_20_Text"><text:span text:style-name="T6">font-size </text:span></text:span><text:span text:style-name="T4">CSS para tamaños de texto</text:span></text:p>
      <text:p text:style-name="P4"><text:span text:style-name="T4">Use la propiedad</text:span><text:span text:style-name="T6"> </text:span><text:span text:style-name="Source_20_Text"><text:span text:style-name="T6">border </text:span></text:span><text:span text:style-name="T4">CSS para bordes</text:span></text:p>
      <text:p text:style-name="P4"><text:span text:style-name="T4">Use la propiedad</text:span><text:span text:style-name="T6"> </text:span><text:span text:style-name="Source_20_Text"><text:span text:style-name="T6">padding </text:span></text:span><text:span text:style-name="T4">CSS para el espacio dentro del borde</text:span></text:p>
      <text:p text:style-name="P4"><text:span text:style-name="T4">Use la propiedad</text:span><text:span text:style-name="T6"> </text:span><text:span text:style-name="Source_20_Text"><text:span text:style-name="T6">margin </text:span></text:span><text:span text:style-name="T4">CSS para el espacio fuera del bord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0T13:28:16.020667798</meta:creation-date>
    <meta:generator>LibreOffice/6.0.7.3$Linux_X86_64 LibreOffice_project/00m0$Build-3</meta:generator>
    <dc:date>2020-05-20T14:04:52.848147438</dc:date>
    <meta:editing-duration>PT26M19S</meta:editing-duration>
    <meta:editing-cycles>4</meta:editing-cycles>
    <meta:document-statistic meta:table-count="0" meta:image-count="0" meta:object-count="0" meta:page-count="3" meta:paragraph-count="52" meta:word-count="584" meta:character-count="3248" meta:non-whitespace-character-count="2713"/>
  </office:meta>
</office:document-meta>
</file>